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1cm" draw:marker-end-width="0.351cm" draw:fill="none" draw:textarea-horizontal-align="center" draw:textarea-vertical-align="middle" fo:padding-top="0.174cm" fo:padding-bottom="0.174cm" fo:padding-left="0.299cm" fo:padding-right="0.299cm"/>
    </style:style>
    <style:style style:name="gr3" style:family="graphic" style:parent-style-name="standard">
      <style:graphic-properties draw:stroke="solid" svg:stroke-width="0.102cm" svg:stroke-color="#ccccff" draw:marker-start-width="0.351cm" draw:marker-end="Arrow" draw:marker-end-width="0.451cm" draw:textarea-horizontal-align="center" draw:textarea-vertical-align="middle" fo:padding-top="0.174cm" fo:padding-bottom="0.174cm" fo:padding-left="0.299cm" fo:padding-right="0.299cm"/>
    </style:style>
    <style:style style:name="gr4" style:family="graphic" style:parent-style-name="standard">
      <style:graphic-properties draw:stroke="none" svg:stroke-width="0cm" svg:stroke-color="#000000" draw:marker-start-width="0.199cm" draw:marker-end-width="0.199cm" draw:fill="none" draw:fill-color="#ffffff" draw:textarea-horizontal-align="left" draw:auto-grow-height="true" draw:auto-grow-width="true" fo:min-height="0cm" fo:min-width="0cm" fo:padding-top="0.124cm" fo:padding-bottom="0.124cm" fo:padding-left="0.249cm" fo:padding-right="0.249cm"/>
    </style:style>
    <style:style style:name="gr5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6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draw:fill-color="#ffffff" draw:auto-grow-height="true" fo:min-height="14.267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fo:min-height="2.927cm"/>
    </style:style>
    <style:style style:name="pr8" style:family="presentation" style:parent-style-name="TWU_20_Slide-outline1">
      <style:graphic-properties fo:min-height="14.016cm"/>
    </style:style>
    <style:style style:name="pr9" style:family="presentation" style:parent-style-name="TWU_20_Slide-notes">
      <style:graphic-properties draw:fill-color="#ffffff" fo:min-height="12.322cm"/>
    </style:style>
    <style:style style:name="pr10" style:family="presentation" style:parent-style-name="TWU_20_Slide-outline1" style:list-style-name="L7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color="#ffff00" fo:font-size="18pt" fo:font-weight="bold"/>
    </style:style>
    <style:style style:name="P7" style:family="paragraph">
      <style:paragraph-properties fo:margin-left="0cm" fo:margin-right="0cm" fo:text-align="center" fo:text-indent="0cm"/>
      <style:text-properties fo:color="#23ff23" fo:font-size="18pt" fo:font-weight="bold"/>
    </style:style>
    <style:style style:name="P8" style:family="paragraph">
      <style:paragraph-properties fo:text-align="center"/>
      <style:text-properties fo:color="#ccccff" fo:font-weight="bold"/>
    </style:style>
    <style:style style:name="P9" style:family="paragraph">
      <style:paragraph-properties fo:margin-left="0cm" fo:margin-right="0cm" fo:text-indent="0cm"/>
      <style:text-properties fo:color="#ccccff" fo:font-size="18pt" fo:font-weight="bold"/>
    </style:style>
    <style:style style:name="P10" style:family="paragraph">
      <style:paragraph-properties fo:margin-left="0cm" fo:margin-right="0cm" fo:text-indent="0cm"/>
      <style:text-properties fo:color="#ff6633" fo:font-size="18pt" fo:font-weight="bold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  <style:text-properties fo:color="#23ff23" fo:font-size="20pt" fo:font-weight="bold"/>
    </style:style>
    <style:style style:name="P14" style:family="paragraph">
      <style:paragraph-properties fo:margin-left="0cm" fo:margin-right="0cm" fo:text-indent="0cm"/>
      <style:text-properties fo:color="#23ff23" fo:font-size="20pt" fo:font-weight="bold"/>
    </style:style>
    <style:style style:name="P15" style:family="paragraph">
      <style:paragraph-properties fo:text-align="center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fo:font-weight="bold"/>
    </style:style>
    <style:style style:name="T4" style:family="text">
      <style:text-properties fo:color="#23ff23" fo:font-weight="bold"/>
    </style:style>
    <style:style style:name="T5" style:family="text">
      <style:text-properties fo:color="#ccccff"/>
    </style:style>
    <style:style style:name="T6" style:family="text">
      <style:text-properties fo:color="#23ff23"/>
    </style:style>
    <style:style style:name="T7" style:family="text">
      <style:text-properties fo:color="#ff6633"/>
    </style:style>
    <style:style style:name="T8" style:family="text">
      <style:text-properties fo:color="#ffff00" fo:font-size="18pt" fo:font-weight="bold"/>
    </style:style>
    <style:style style:name="T9" style:family="text">
      <style:text-properties fo:color="#23ff23" fo:font-size="18pt" fo:font-weight="bold"/>
    </style:style>
    <style:style style:name="T10" style:family="text">
      <style:text-properties fo:color="#ccccff" fo:font-size="18pt" fo:font-weight="bold"/>
    </style:style>
    <style:style style:name="T11" style:family="text">
      <style:text-properties fo:color="#ff6633" fo:font-size="18pt" fo:font-weight="bold"/>
    </style:style>
    <style:style style:name="T12" style:family="text">
      <style:text-properties fo:color="#9999ff"/>
    </style:style>
    <style:style style:name="T13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23ff23" fo:font-size="20pt" fo:font-weight="bold" style:font-size-asian="22pt" style:font-size-complex="22pt"/>
    </style:style>
    <style:style style:name="T15" style:family="text">
      <style:text-properties fo:color="#23ff23" fo:font-size="20pt" fo:font-weight="bold" style:font-size-asian="18pt" style:font-size-complex="18pt"/>
    </style:style>
    <style:style style:name="T16" style:family="text">
      <style:text-properties fo:color="#ffffff" fo:font-size="26pt" fo:font-weight="normal"/>
    </style:style>
    <style:style style:name="T17" style:family="text">
      <style:text-properties fo:color="#ffff00" fo:font-size="26pt" fo:font-weight="normal"/>
    </style:style>
    <style:style style:name="T18" style:family="text">
      <style:text-properties fo:color="#23ff23" fo:font-size="22pt" fo:font-weight="bold"/>
    </style:style>
    <style:style style:name="T19" style:family="text">
      <style:text-properties fo:color="#23ff23" fo:font-size="20pt" fo:font-weight="bold"/>
    </style:style>
    <style:style style:name="T20" style:family="text">
      <style:text-properties fo:color="#fffff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1.524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2.032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2.54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3.048cm" text:min-label-width="0.61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1.524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2.032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2.54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1.524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2.032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objects</presentation:footer-decl>
      <presentation:footer-decl presentation:name="ftr2">CMPTxxxx</presentation:footer-decl>
      <presentation:date-time-decl presentation:name="dtd1" presentation:source="fixed">6 Nov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Introduction to Object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6 Nov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bject-oriented programming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Procedural</text:span> paradigm: “recipe” list of <text:span text:style-name="T1">actions</text:span></text:p>
                <text:list>
                  <text:list-item>
                    <text:p text:style-name="P1">Focus is on the procedures (<text:span text:style-name="T1">verbs</text:span>)</text:p>
                  </text:list-item>
                  <text:list-item>
                    <text:p text:style-name="P1"><text:span text:style-name="T1">Variables</text:span>, data structures get <text:span text:style-name="T2">passed</text:span> into procedures</text:p>
                    <text:list>
                      <text:list-item>
                        <text:p text:style-name="P1"><text:span text:style-name="T3">e.g.: </text:span><text:span text:style-name="T4">string.upper('hello')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Object-oriented</text:span> paradigm: collections of <text:span text:style-name="T1">objects</text:span></text:p>
                <text:list>
                  <text:list-item>
                    <text:p text:style-name="P1">Focus is on the data (<text:span text:style-name="T1">nouns</text:span>)</text:p>
                  </text:list-item>
                  <text:list-item>
                    <text:p text:style-name="P1"><text:span text:style-name="T1">Messages</text:span> get passed between objects</text:p>
                  </text:list-item>
                  <text:list-item>
                    <text:p text:style-name="P1">Procedures are <text:span text:style-name="T1">methods</text:span> belonging to objects</text:p>
                    <text:list>
                      <text:list-item>
                        <text:p text:style-name="P1"><text:span text:style-name="T3">e.g.: </text:span><text:span text:style-name="T4">'hello'.upper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verything is an object</text:p>
          </draw:text-box>
        </draw:frame>
        <draw:frame presentation:style-name="pr5" draw:text-style-name="P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In object-orientation, all data are <text:span text:style-name="T1">objects</text:span>:</text:p>
                <text:list>
                  <text:list-item>
                    <text:p text:style-name="P1"><text:span text:style-name="T5">Variables, procedures, even libraries</text:span></text:p>
                  </text:list-item>
                </text:list>
              </text:list-item>
              <text:list-item>
                <text:p text:style-name="P1">We make things happen by passing <text:span text:style-name="T1">messages</text:span> between objects</text:p>
                <text:list>
                  <text:list-item>
                    <text:list>
                      <text:list-item>
                        <text:p text:style-name="P1"><text:span text:style-name="T6">myFile</text:span>.<text:span text:style-name="T5">read</text:span>(16)</text:p>
                      </text:list-item>
                      <text:list-item>
                        <text:p text:style-name="P1"><text:span text:style-name="T6">appleName</text:span>.<text:span text:style-name="T5">upper</text:span>()</text:p>
                      </text:list-item>
                    </text:list>
                  </text:list-item>
                </text:list>
              </text:list-item>
              <text:list-item>
                <text:p text:style-name="P1">The object itself defines what messages it accepts: these are called its <text:span text:style-name="T1">methods</text:span></text:p>
                <text:list>
                  <text:list-item>
                    <text:p text:style-name="P1">e.g., <text:span text:style-name="T7">files </text:span>have <text:span text:style-name="T5">read</text:span>(), <text:span text:style-name="T5">write</text:span>(), etc.<text:line-break/><text:span text:style-name="T7">strings</text:span> have <text:span text:style-name="T5">upper</text:span>(), len(), etc.</text:p>
                  </text:list-item>
                </text:list>
              </text:list-item>
            </text:list>
          </draw:text-box>
        </draw:frame>
        <draw:ellipse draw:style-name="gr2" draw:text-style-name="P6" draw:id="id1" draw:layer="layout" svg:width="3.81cm" svg:height="1.905cm" svg:x="14.695cm" svg:y="9.996cm">
          <text:p text:style-name="P5"><text:span text:style-name="T8">main</text:span></text:p>
          <text:p text:style-name="P5"><text:span text:style-name="T8">program</text:span></text:p>
        </draw:ellipse>
        <draw:ellipse draw:style-name="gr2" draw:text-style-name="P7" draw:id="id2" draw:layer="layout" svg:width="4.325cm" svg:height="1.27cm" svg:x="23.245cm" svg:y="8.695cm">
          <text:p text:style-name="P5"><text:span text:style-name="T9">myFile</text:span></text:p>
        </draw:ellipse>
        <draw:connector draw:style-name="gr3" draw:text-style-name="P8" draw:layer="layout" draw:type="line" svg:x1="18.505cm" svg:y1="10.948cm" svg:x2="23.245cm" svg:y2="9.33cm" draw:start-shape="id1" draw:start-glue-point="1" draw:end-shape="id2" draw:end-glue-point="3" svg:d="m18505 10948 4740-1618">
          <text:p/>
        </draw:connector>
        <draw:ellipse draw:style-name="gr2" draw:text-style-name="P7" draw:id="id3" draw:layer="layout" svg:width="4.325cm" svg:height="1.27cm" svg:x="23.346cm" svg:y="12.196cm">
          <text:p text:style-name="P5"><text:span text:style-name="T9">numApples</text:span></text:p>
        </draw:ellipse>
        <draw:connector draw:style-name="gr3" draw:text-style-name="P8" draw:layer="layout" draw:type="line" svg:x1="18.505cm" svg:y1="10.948cm" svg:x2="23.346cm" svg:y2="12.831cm" draw:start-shape="id1" draw:end-shape="id3" draw:end-glue-point="3" svg:d="m18505 10948 4841 1883">
          <text:p/>
        </draw:connector>
        <draw:frame draw:style-name="gr4" draw:text-style-name="P9" draw:layer="layout" svg:width="3.188cm" svg:height="0.986cm" svg:x="21.121cm" svg:y="11.285cm">
          <draw:text-box>
            <text:p text:style-name="P1"><text:span text:style-name="T10">upper()</text:span></text:p>
          </draw:text-box>
        </draw:frame>
        <draw:frame draw:style-name="gr4" draw:text-style-name="P10" draw:layer="layout" svg:width="1.639cm" svg:height="0.986cm" svg:x="24.52cm" svg:y="9.985cm">
          <draw:text-box>
            <text:p text:style-name="P1"><text:span text:style-name="T11">file</text:span></text:p>
          </draw:text-box>
        </draw:frame>
        <draw:frame draw:style-name="gr4" draw:text-style-name="P9" draw:layer="layout" svg:width="2.71cm" svg:height="0.986cm" svg:x="19.021cm" svg:y="8.985cm">
          <draw:text-box>
            <text:p text:style-name="P1"><text:span text:style-name="T10">read()</text:span></text:p>
          </draw:text-box>
        </draw:frame>
        <draw:frame draw:style-name="gr4" draw:text-style-name="P10" draw:layer="layout" svg:width="2.617cm" svg:height="0.986cm" svg:x="24.621cm" svg:y="13.385cm">
          <draw:text-box>
            <text:p text:style-name="P1"><text:span text:style-name="T11">string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ethods and attribut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Everything you can do with an object is encapsulated in its object <text:span text:style-name="T1">definition</text:span></text:p>
              </text:list-item>
              <text:list-item>
                <text:p text:style-name="P1">Objects have <text:span text:style-name="T1">attributes</text:span> (local <text:span text:style-name="T6">variables</text:span>)</text:p>
              </text:list-item>
              <text:list-item>
                <text:p>Objects have <text:span text:style-name="T1">methods</text:span> (<text:span text:style-name="T6">functions</text:span>)</text:p>
                <text:list>
                  <text:list-item>
                    <text:p>A <text:span text:style-name="T6">collection</text:span> of methods defines an <text:span text:style-name="T1">interface</text:span></text:p>
                  </text:list-item>
                </text:list>
              </text:list-item>
              <text:list-item>
                <text:p text:style-name="P1">Example: design an <text:span text:style-name="T1">ADT</text:span> for a <text:span text:style-name="T5">Student</text:span>:</text:p>
                <text:list>
                  <text:list-item>
                    <text:p text:style-name="P1"><text:span text:style-name="T1">Attributes</text:span>: data stored with each <text:span text:style-name="T5">Student</text:span></text:p>
                    <text:list>
                      <text:list-item>
                        <text:p text:style-name="P1">Name, ID#, phone #, GPA, course list, ....</text:p>
                      </text:list-item>
                    </text:list>
                  </text:list-item>
                  <text:list-item>
                    <text:p text:style-name="P1"><text:span text:style-name="T1">Methods</text:span>: operations involving a <text:span text:style-name="T5">Student</text:span>:</text:p>
                    <text:list>
                      <text:list-item>
                        <text:p text:style-name="P1">Register for course, change major, call dad for $$,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lasses and instanc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e <text:span text:style-name="T1">define</text:span> (declare) object <text:span text:style-name="T1">classes</text:span> (types).<text:line-break/>A class is a user-defined type, containing:</text:p>
                <text:list>
                  <text:list-item>
                    <text:p text:style-name="P1"><text:span text:style-name="T1">Attributes</text:span><text:span text:style-name="T2">: data stored in each object</text:span></text:p>
                  </text:list-item>
                  <text:list-item>
                    <text:p text:style-name="P1"><text:span text:style-name="T1">Methods</text:span>: operations involving the object</text:p>
                    <text:list>
                      <text:list-item>
                        <text:p text:style-name="P1"><text:span text:style-name="T1">Constructor</text:span> method: how to set up a new object</text:p>
                      </text:list-item>
                      <text:list-item>
                        <text:p text:style-name="P1"><text:span text:style-name="T1">Destructor</text:span> method: how to destroy an object cleanly</text:p>
                      </text:list-item>
                    </text:list>
                  </text:list-item>
                </text:list>
              </text:list-item>
              <text:list-item>
                <text:p text:style-name="P1">Then <text:span text:style-name="T1">instantiate</text:span> the class (declare variables)</text:p>
              </text:list-item>
              <text:list-item>
                <text:p text:style-name="P1">e.g.: <text:span text:style-name="T6">joe</text:span> is a variable of type <text:span text:style-name="T6">Student</text:span></text:p>
                <text:list>
                  <text:list-item>
                    <text:p text:style-name="P1"><text:span text:style-name="T6">joe</text:span> is the instance; <text:span text:style-name="T6">Student</text:span> is the clas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Example: declaring a class</text:p>
          </draw:text-box>
        </draw:frame>
        <draw:frame presentation:style-name="pr8" draw:layer="layout" svg:width="25.199cm" svg:height="14.048cm" svg:x="1.4cm" svg:y="4.507cm" presentation:class="outline" presentation:user-transformed="true">
          <draw:text-box>
            <text:list text:style-name="L2">
              <text:list-item>
                <text:p><text:span text:style-name="T1">Define</text:span> the <text:span text:style-name="T12">Student</text:span> type (capitalize class name)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3">class Student:</text:span></text:p>
                        <text:list>
                          <text:list-item>
                            <text:p><text:span text:style-name="T13">def __init__(self):</text:span></text:p>
                            <text:list>
                              <text:list-item>
                                <text:p><text:span text:style-name="T13">self.firstName = ''</text:span></text:p>
                              </text:list-item>
                              <text:list-item>
                                <text:p><text:span text:style-name="T13">self.lastName = ''</text:span></text:p>
                              </text:list-item>
                              <text:list-item>
                                <text:p><text:span text:style-name="T13">self.GPA = 4.0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The <text:span text:style-name="T12">__init__()</text:span> method is the <text:span text:style-name="T1">constructor</text:span></text:p>
              </text:list-item>
              <text:list-item>
                <text:p><text:span text:style-name="T1">First</text:span> parameter of all methods is '<text:span text:style-name="T12">self</text:span>'</text:p>
                <text:list>
                  <text:list-item>
                    <text:p>Refers to <text:span text:style-name="T1">current</text:span> object</text:p>
                  </text:list-item>
                </text:list>
              </text:list-item>
              <text:list-item>
                <text:p><text:span text:style-name="T1">Instantiate</text:span> a new object of <text:span text:style-name="T12">Student</text:span> type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3">joe = Student()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joe.firstName = “Joe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bjects may hold other objects</text:p>
          </draw:text-box>
        </draw:frame>
        <draw:frame presentation:style-name="pr10" draw:text-style-name="P11" draw:layer="layout" svg:width="25.199cm" svg:height="14.618cm" svg:x="1.4cm" svg:y="4.507cm" presentation:class="outline" presentation:user-transformed="true">
          <draw:text-box>
            <text:list text:style-name="L5">
              <text:list-item>
                <text:list>
                  <text:list-item>
                    <text:list>
                      <text:list-item>
                        <text:p text:style-name="P1"><text:span text:style-name="T14">class Date:</text:span></text:p>
                        <text:list>
                          <text:list-item>
                            <text:p text:style-name="P1"><text:span text:style-name="T15">def __init__(self):</text:span></text:p>
                          </text:list-item>
                        </text:list>
                      </text:list-item>
                      <text:list-item>
                        <text:p><text:span text:style-name="T14">self.day = 0</text:span></text:p>
                      </text:list-item>
                      <text:list-item>
                        <text:p><text:span text:style-name="T14">self.month = 0</text:span></text:p>
                      </text:list-item>
                      <text:list-item>
                        <text:p><text:span text:style-name="T14">self.year = 0</text:span></text:p>
                      </text:list-item>
                      <text:list-item>
                        <text:p text:style-name="P1"><text:span text:style-name="T14">class Student:</text:span></text:p>
                        <text:list>
                          <text:list-item>
                            <text:p text:style-name="P1"><text:span text:style-name="T15">def __init__(self):</text:span></text:p>
                          </text:list-item>
                        </text:list>
                      </text:list-item>
                      <text:list-item>
                        <text:p><text:span text:style-name="T14">self.firstName = ""</text:span></text:p>
                      </text:list-item>
                      <text:list-item>
                        <text:p><text:span text:style-name="T14">self.lastName = ""</text:span></text:p>
                      </text:list-item>
                      <text:list-item>
                        <text:p><text:span text:style-name="T14">self.birthdate = Date(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"><text:span text:style-name="T16">Creating a new </text:span><text:span text:style-name="T17">Student</text:span><text:span text:style-name="T16"> makes a new </text:span><text:span text:style-name="T17">Date</text:span><text:span text:style-name="T16"> object:</text:span></text:p>
                <text:list>
                  <text:list-item>
                    <text:list>
                      <text:list-item>
                        <text:p text:style-name="P1"><text:span text:style-name="T18">bob = StudentRecord()</text:span></text:p>
                      </text:list-item>
                      <text:list-item>
                        <text:p text:style-name="P1"><text:span text:style-name="T18">bob.birthdate.year = 1986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5" draw:text-style-name="P13" draw:id="id5" draw:layer="layout" svg:width="5.009cm" svg:height="4.269cm" svg:x="17.499cm" svg:y="4.691cm">
          <text:p text:style-name="P12"><text:span text:style-name="T19">first: Bob</text:span></text:p>
          <text:p text:style-name="P12"><text:span text:style-name="T19">last: Smith</text:span></text:p>
          <text:p text:style-name="P12"><text:span text:style-name="T19">ID: 2389</text:span></text:p>
          <text:p text:style-name="P12"><text:span text:style-name="T19">bday:</text:span></text:p>
        </draw:rect>
        <draw:rect draw:style-name="gr5" draw:text-style-name="P13" draw:id="id6" draw:layer="layout" svg:width="4.621cm" svg:height="3.141cm" svg:x="22.155cm" svg:y="9.843cm">
          <text:p text:style-name="P12"><text:span text:style-name="T19">day: 12</text:span></text:p>
          <text:p text:style-name="P12"><text:span text:style-name="T19">month: 5</text:span></text:p>
          <text:p text:style-name="P12"><text:span text:style-name="T19">year: 1986</text:span></text:p>
        </draw:rect>
        <draw:frame draw:style-name="gr6" draw:text-style-name="P14" draw:id="id4" draw:layer="layout" svg:width="2.005cm" svg:height="1.072cm" svg:x="14.817cm" svg:y="4.014cm">
          <draw:text-box>
            <text:p text:style-name="P1"><text:span text:style-name="T19">bob</text:span></text:p>
          </draw:text-box>
        </draw:frame>
        <draw:connector draw:style-name="gr7" draw:text-style-name="P15" draw:layer="layout" draw:type="curve" svg:x1="15.819cm" svg:y1="5.086cm" svg:x2="17.499cm" svg:y2="6.825cm" draw:start-shape="id4" draw:start-glue-point="2" draw:end-shape="id5" draw:end-glue-point="3" svg:d="m15819 5086c0 1160 560 1739 1680 1739">
          <text:p/>
        </draw:connector>
        <draw:connector draw:style-name="gr7" draw:text-style-name="P15" draw:layer="layout" draw:type="curve" svg:x1="20.391cm" svg:y1="8.114cm" svg:x2="22.155cm" svg:y2="11.413cm" draw:end-shape="id6" draw:end-glue-point="3" svg:d="m20391 8114c910 0 29 3299 1764 3299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Constructor with parameter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We can pass <text:span text:style-name="T1">parameters</text:span> to the constructor:</text:p>
                <text:list>
                  <text:list-item>
                    <text:p>Usually for setting <text:span text:style-name="T1">initial</text:span> values of attributes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3">class Student:</text:span></text:p>
                        <text:list>
                          <text:list-item>
                            <text:p><text:span text:style-name="T13">def __init__(self, f, l, g):</text:span></text:p>
                            <text:list>
                              <text:list-item>
                                <text:p><text:span text:style-name="T13">self.firstName = f</text:span></text:p>
                              </text:list-item>
                              <text:list-item>
                                <text:p><text:span text:style-name="T13">self.lastName = l</text:span></text:p>
                              </text:list-item>
                              <text:list-item>
                                <text:p><text:span text:style-name="T13">self.GPA = g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1">Instantiate</text:span> with name '<text:span text:style-name="T5">Joe Smith</text:span>' and GPA=<text:span text:style-name="T5">3.8</text:span>: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3">joe = Student('Joe', 'Smith', 3.8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This now requires <text:span text:style-name="T1">3 parameters</text:span> to constructor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Default parameter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Functions may have <text:span text:style-name="T1">default</text:span> parameters: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3">def double_me(x=0):</text:span></text:p>
                        <text:list>
                          <text:list-item>
                            <text:p><text:span text:style-name="T13">return x*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Can call double_me() with <text:span text:style-name="T1">0</text:span> or <text:span text:style-name="T1">1</text:span> parameters: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3">double_me() </text:span><text:span text:style-name="T20">→ returns:</text:span><text:span text:style-name="T13"> 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pply this to the <text:span text:style-name="T1">constructor</text:span>: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3">class Student:</text:span></text:p>
                        <text:list>
                          <text:list-item>
                            <text:p><text:span text:style-name="T13">def __init__(self, f='', l='', g=4.0):</text:span></text:p>
                            <text:list>
                              <text:list-item>
                                <text:p><text:span text:style-name="T13">self.firstName = f</text:span></text:p>
                              </text:list-item>
                              <text:list-item>
                                <text:p><text:span text:style-name="T13">self.lastName = l</text:span></text:p>
                              </text:list-item>
                              <text:list-item>
                                <text:p><text:span text:style-name="T13">self.GPA = g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11-06T13:45:54</meta:creation-date>
    <dc:language>en-US</dc:language>
    <meta:editing-cycles>6</meta:editing-cycles>
    <meta:editing-duration>PT01H09M42S</meta:editing-duration>
    <meta:initial-creator>sean ho</meta:initial-creator>
    <dc:date>2009-11-09T12:16:01</dc:date>
    <dc:creator>sean ho</dc:creator>
    <meta:document-statistic meta:object-count="2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